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70f62" officeooo:paragraph-rsid="00170f62"/>
    </style:style>
    <style:style style:name="P2" style:family="paragraph" style:parent-style-name="Standard">
      <style:text-properties officeooo:rsid="00170f62" officeooo:paragraph-rsid="001dc562"/>
    </style:style>
    <style:style style:name="P3" style:family="paragraph" style:parent-style-name="Standard">
      <style:text-properties fo:color="#2a6099" officeooo:rsid="00170f62" officeooo:paragraph-rsid="00170f62"/>
    </style:style>
    <style:style style:name="P4" style:family="paragraph" style:parent-style-name="Standard">
      <style:text-properties fo:color="#000000" officeooo:rsid="0020403f" officeooo:paragraph-rsid="0020403f"/>
    </style:style>
    <style:style style:name="P5" style:family="paragraph" style:parent-style-name="Standard">
      <style:text-properties fo:color="#000000" officeooo:rsid="00229191" officeooo:paragraph-rsid="00229191"/>
    </style:style>
    <style:style style:name="P6" style:family="paragraph" style:parent-style-name="Standard">
      <style:text-properties fo:color="#000000" officeooo:rsid="0022ab05" officeooo:paragraph-rsid="0022ab05"/>
    </style:style>
    <style:style style:name="P7" style:family="paragraph" style:parent-style-name="Standard">
      <style:text-properties fo:color="#000000" officeooo:rsid="00274f13" officeooo:paragraph-rsid="00274f13"/>
    </style:style>
    <style:style style:name="P8" style:family="paragraph" style:parent-style-name="Standard">
      <style:text-properties fo:color="#000000" officeooo:rsid="0027e514" officeooo:paragraph-rsid="0027e514"/>
    </style:style>
    <style:style style:name="P9" style:family="paragraph" style:parent-style-name="Standard">
      <style:text-properties fo:color="#000000" officeooo:paragraph-rsid="00170f62"/>
    </style:style>
    <style:style style:name="P10" style:family="paragraph" style:parent-style-name="Standard">
      <style:text-properties fo:color="#000000" officeooo:rsid="0042f046" officeooo:paragraph-rsid="0042d5f6"/>
    </style:style>
    <style:style style:name="P11" style:family="paragraph" style:parent-style-name="Standard">
      <style:text-properties fo:color="#000000" officeooo:rsid="0042f046" officeooo:paragraph-rsid="0042f046"/>
    </style:style>
    <style:style style:name="P12" style:family="paragraph" style:parent-style-name="Standard">
      <style:text-properties fo:color="#000000" officeooo:rsid="0043f282" officeooo:paragraph-rsid="0043f282"/>
    </style:style>
    <style:style style:name="P13" style:family="paragraph" style:parent-style-name="Standard">
      <style:text-properties fo:color="#000000" officeooo:rsid="00496bd7" officeooo:paragraph-rsid="00496bd7"/>
    </style:style>
    <style:style style:name="P14" style:family="paragraph" style:parent-style-name="Standard">
      <style:text-properties fo:color="#000000" officeooo:rsid="0032ec01" officeooo:paragraph-rsid="0048b209"/>
    </style:style>
    <style:style style:name="P15" style:family="paragraph" style:parent-style-name="Standard">
      <style:text-properties fo:color="#000000" officeooo:rsid="003a4d60" officeooo:paragraph-rsid="003cdafc"/>
    </style:style>
    <style:style style:name="P16" style:family="paragraph" style:parent-style-name="Standard">
      <style:text-properties fo:color="#000000" officeooo:rsid="00518db6" officeooo:paragraph-rsid="004ff493"/>
    </style:style>
    <style:style style:name="P17" style:family="paragraph" style:parent-style-name="Standard">
      <style:text-properties fo:color="#000000" officeooo:rsid="0052ace6" officeooo:paragraph-rsid="0051d4ed"/>
    </style:style>
    <style:style style:name="P18" style:family="paragraph" style:parent-style-name="Standard">
      <style:text-properties fo:color="#000000" officeooo:rsid="0052f9af" officeooo:paragraph-rsid="0052f9af"/>
    </style:style>
    <style:style style:name="P19" style:family="paragraph" style:parent-style-name="Standard">
      <style:text-properties fo:color="#000000" officeooo:rsid="0051d4ed" officeooo:paragraph-rsid="0051d4ed"/>
    </style:style>
    <style:style style:name="P20" style:family="paragraph" style:parent-style-name="Standard">
      <style:text-properties fo:color="#000000" officeooo:rsid="0051b2d4" officeooo:paragraph-rsid="00518db6"/>
    </style:style>
    <style:style style:name="P21" style:family="paragraph" style:parent-style-name="Standard">
      <style:text-properties fo:color="#000000" officeooo:rsid="003b0b85" officeooo:paragraph-rsid="004ff493"/>
    </style:style>
    <style:style style:name="P22" style:family="paragraph" style:parent-style-name="Standard">
      <style:text-properties fo:color="#000000" officeooo:rsid="003cdafc" officeooo:paragraph-rsid="004ff493"/>
    </style:style>
    <style:style style:name="P23" style:family="paragraph" style:parent-style-name="Standard">
      <style:text-properties fo:color="#000000" officeooo:rsid="0042d5f6" officeooo:paragraph-rsid="0053c42e"/>
    </style:style>
    <style:style style:name="P24" style:family="paragraph" style:parent-style-name="Standard">
      <style:text-properties officeooo:paragraph-rsid="00274f13"/>
    </style:style>
    <style:style style:name="P25" style:family="paragraph" style:parent-style-name="Standard">
      <style:text-properties officeooo:paragraph-rsid="0026a5fd"/>
    </style:style>
    <style:style style:name="P26" style:family="paragraph" style:parent-style-name="Standard">
      <style:text-properties officeooo:paragraph-rsid="003cdafc"/>
    </style:style>
    <style:style style:name="P27" style:family="paragraph" style:parent-style-name="Standard">
      <style:text-properties officeooo:rsid="0042d5f6" officeooo:paragraph-rsid="0042d5f6"/>
    </style:style>
    <style:style style:name="P28" style:family="paragraph" style:parent-style-name="Standard">
      <style:text-properties officeooo:paragraph-rsid="00477e9c"/>
    </style:style>
    <style:style style:name="P29" style:family="paragraph" style:parent-style-name="Standard">
      <style:text-properties officeooo:paragraph-rsid="0048b209"/>
    </style:style>
    <style:style style:name="P30" style:family="paragraph" style:parent-style-name="Standard">
      <style:text-properties officeooo:rsid="0048b209" officeooo:paragraph-rsid="0048b209"/>
    </style:style>
    <style:style style:name="P31" style:family="paragraph" style:parent-style-name="Standard">
      <style:text-properties officeooo:paragraph-rsid="004ed6a5"/>
    </style:style>
    <style:style style:name="P32" style:family="paragraph" style:parent-style-name="Standard">
      <style:text-properties officeooo:paragraph-rsid="004ff493"/>
    </style:style>
    <style:style style:name="P33" style:family="paragraph" style:parent-style-name="Standard">
      <style:text-properties officeooo:paragraph-rsid="00518db6"/>
    </style:style>
    <style:style style:name="P34" style:family="paragraph" style:parent-style-name="Standard">
      <style:text-properties officeooo:paragraph-rsid="0051d4ed"/>
    </style:style>
    <style:style style:name="P35" style:family="paragraph" style:parent-style-name="Standard">
      <style:text-properties fo:color="#666666" officeooo:paragraph-rsid="003620da"/>
    </style:style>
    <style:style style:name="P36" style:family="paragraph" style:parent-style-name="Standard">
      <style:text-properties fo:color="#666666" officeooo:paragraph-rsid="003cdafc"/>
    </style:style>
    <style:style style:name="P37" style:family="paragraph" style:parent-style-name="Standard">
      <style:text-properties officeooo:rsid="00565efc" officeooo:paragraph-rsid="00565efc"/>
    </style:style>
    <style:style style:name="P38" style:family="paragraph" style:parent-style-name="Standard">
      <style:text-properties officeooo:paragraph-rsid="005688de"/>
    </style:style>
    <style:style style:name="P39" style:family="paragraph" style:parent-style-name="Standard">
      <style:text-properties fo:color="#000000" officeooo:rsid="0043f282" officeooo:paragraph-rsid="005688de"/>
    </style:style>
    <style:style style:name="P40" style:family="paragraph" style:parent-style-name="Standard">
      <style:text-properties officeooo:rsid="005ebcaf" officeooo:paragraph-rsid="005ebcaf"/>
    </style:style>
    <style:style style:name="T1" style:family="text">
      <style:text-properties officeooo:rsid="00170f62"/>
    </style:style>
    <style:style style:name="T2" style:family="text">
      <style:text-properties fo:color="#bf0041"/>
    </style:style>
    <style:style style:name="T3" style:family="text">
      <style:text-properties fo:color="#2a6099"/>
    </style:style>
    <style:style style:name="T4" style:family="text">
      <style:text-properties fo:color="#000000"/>
    </style:style>
    <style:style style:name="T5" style:family="text">
      <style:text-properties fo:color="#000000" officeooo:rsid="001dc562"/>
    </style:style>
    <style:style style:name="T6" style:family="text">
      <style:text-properties fo:color="#000000" officeooo:rsid="00274f13"/>
    </style:style>
    <style:style style:name="T7" style:family="text">
      <style:text-properties fo:color="#000000" officeooo:rsid="0027e514"/>
    </style:style>
    <style:style style:name="T8" style:family="text">
      <style:text-properties fo:color="#000000" officeooo:rsid="0026a5fd"/>
    </style:style>
    <style:style style:name="T9" style:family="text">
      <style:text-properties fo:color="#000000" officeooo:rsid="003139f6"/>
    </style:style>
    <style:style style:name="T10" style:family="text">
      <style:text-properties fo:color="#000000" officeooo:rsid="0032ec01"/>
    </style:style>
    <style:style style:name="T11" style:family="text">
      <style:text-properties fo:color="#000000" officeooo:rsid="00336642"/>
    </style:style>
    <style:style style:name="T12" style:family="text">
      <style:text-properties fo:color="#000000" officeooo:rsid="0033995a"/>
    </style:style>
    <style:style style:name="T13" style:family="text">
      <style:text-properties fo:color="#000000" officeooo:rsid="0034e4f2"/>
    </style:style>
    <style:style style:name="T14" style:family="text">
      <style:text-properties fo:color="#000000" officeooo:rsid="003a4d60"/>
    </style:style>
    <style:style style:name="T15" style:family="text">
      <style:text-properties fo:color="#000000" officeooo:rsid="003b0b85"/>
    </style:style>
    <style:style style:name="T16" style:family="text">
      <style:text-properties fo:color="#000000" officeooo:rsid="003cdafc"/>
    </style:style>
    <style:style style:name="T17" style:family="text">
      <style:text-properties fo:color="#000000" officeooo:rsid="003e9520"/>
    </style:style>
    <style:style style:name="T18" style:family="text">
      <style:text-properties fo:color="#000000" officeooo:rsid="003f431b"/>
    </style:style>
    <style:style style:name="T19" style:family="text">
      <style:text-properties fo:color="#000000" officeooo:rsid="00411a24"/>
    </style:style>
    <style:style style:name="T20" style:family="text">
      <style:text-properties fo:color="#000000" officeooo:rsid="0042d5f6"/>
    </style:style>
    <style:style style:name="T21" style:family="text">
      <style:text-properties fo:color="#000000" officeooo:rsid="0042f046"/>
    </style:style>
    <style:style style:name="T22" style:family="text">
      <style:text-properties fo:color="#000000" officeooo:rsid="00477e9c"/>
    </style:style>
    <style:style style:name="T23" style:family="text">
      <style:text-properties fo:color="#000000" officeooo:rsid="00486e32"/>
    </style:style>
    <style:style style:name="T24" style:family="text">
      <style:text-properties fo:color="#000000" officeooo:rsid="0048b209"/>
    </style:style>
    <style:style style:name="T25" style:family="text">
      <style:text-properties fo:color="#000000" officeooo:rsid="00496bd7"/>
    </style:style>
    <style:style style:name="T26" style:family="text">
      <style:text-properties fo:color="#000000" officeooo:rsid="00497289"/>
    </style:style>
    <style:style style:name="T27" style:family="text">
      <style:text-properties fo:color="#000000" officeooo:rsid="004cd29e"/>
    </style:style>
    <style:style style:name="T28" style:family="text">
      <style:text-properties fo:color="#000000" officeooo:rsid="004eb2bc"/>
    </style:style>
    <style:style style:name="T29" style:family="text">
      <style:text-properties fo:color="#000000" officeooo:rsid="004ed6a5"/>
    </style:style>
    <style:style style:name="T30" style:family="text">
      <style:text-properties fo:color="#000000" officeooo:rsid="004f8b23"/>
    </style:style>
    <style:style style:name="T31" style:family="text">
      <style:text-properties fo:color="#000000" officeooo:rsid="004ff493"/>
    </style:style>
    <style:style style:name="T32" style:family="text">
      <style:text-properties fo:color="#000000" officeooo:rsid="00506f4b"/>
    </style:style>
    <style:style style:name="T33" style:family="text">
      <style:text-properties fo:color="#000000" officeooo:rsid="00518db6"/>
    </style:style>
    <style:style style:name="T34" style:family="text">
      <style:text-properties fo:color="#000000" officeooo:rsid="0051b2d4"/>
    </style:style>
    <style:style style:name="T35" style:family="text">
      <style:text-properties fo:color="#000000" officeooo:rsid="0052ace6"/>
    </style:style>
    <style:style style:name="T36" style:family="text">
      <style:text-properties fo:color="#000000" officeooo:rsid="0051d4ed"/>
    </style:style>
    <style:style style:name="T37" style:family="text">
      <style:text-properties fo:color="#000000" officeooo:rsid="0052f9af"/>
    </style:style>
    <style:style style:name="T38" style:family="text">
      <style:text-properties fo:color="#000000" officeooo:rsid="0053c42e"/>
    </style:style>
    <style:style style:name="T39" style:family="text">
      <style:text-properties fo:color="#000000" officeooo:rsid="0055f3b4"/>
    </style:style>
    <style:style style:name="T40" style:family="text">
      <style:text-properties fo:color="#000000" officeooo:rsid="005688de"/>
    </style:style>
    <style:style style:name="T41" style:family="text">
      <style:text-properties fo:color="#000000" officeooo:rsid="00570a72"/>
    </style:style>
    <style:style style:name="T42" style:family="text">
      <style:text-properties fo:color="#000000" officeooo:rsid="005f962c"/>
    </style:style>
    <style:style style:name="T43" style:family="text">
      <style:text-properties officeooo:rsid="0021f700"/>
    </style:style>
    <style:style style:name="T44" style:family="text">
      <style:text-properties officeooo:rsid="002289c4"/>
    </style:style>
    <style:style style:name="T45" style:family="text">
      <style:text-properties officeooo:rsid="0026a5fd"/>
    </style:style>
    <style:style style:name="T46" style:family="text">
      <style:text-properties officeooo:rsid="0027e514"/>
    </style:style>
    <style:style style:name="T47" style:family="text">
      <style:text-properties officeooo:rsid="002f5c1f"/>
    </style:style>
    <style:style style:name="T48" style:family="text">
      <style:text-properties officeooo:rsid="0032ec01"/>
    </style:style>
    <style:style style:name="T49" style:family="text">
      <style:text-properties officeooo:rsid="00355d26"/>
    </style:style>
    <style:style style:name="T50" style:family="text">
      <style:text-properties officeooo:rsid="0038e7b5"/>
    </style:style>
    <style:style style:name="T51" style:family="text">
      <style:text-properties officeooo:rsid="004ed6a5"/>
    </style:style>
    <style:style style:name="T52" style:family="text">
      <style:text-properties officeooo:rsid="003620da"/>
    </style:style>
    <style:style style:name="T53" style:family="text">
      <style:text-properties officeooo:rsid="0037a445"/>
    </style:style>
    <style:style style:name="T54" style:family="text">
      <style:text-properties officeooo:rsid="00389d6b"/>
    </style:style>
    <style:style style:name="T55" style:family="text">
      <style:text-properties officeooo:rsid="005df45d"/>
    </style:style>
    <style:style style:name="T56" style:family="text">
      <style:text-properties officeooo:rsid="005f962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Gliederung<text:tab/><text:tab/><text:tab/><text:tab/><text:tab/><text:tab/><text:tab/><text:tab/><text:tab/><text:span text:style-name="T5">Aufteilung:<text:tab/> </text:span><text:span text:style-name="T2">Toni<text:tab/></text:span><text:span text:style-name="T3">Fabian</text:span></text:p>
      <text:p text:style-name="P1"/>
      <text:p text:style-name="P40">Die Entwicklung des Onlinehandels</text:p>
      <text:p text:style-name="P37">Vorteile des Onlinehandels</text:p>
      <text:p text:style-name="P37">Der Umweltaspekt</text:p>
      <text:p text:style-name="P37">Der B2C-Wandel</text:p>
      <text:p text:style-name="P37">Vorteile stationärer Händler</text:p>
      <text:p text:style-name="P37">Stationäre Vertriebe</text:p>
      <text:p text:style-name="P37">Corona &amp; mögliche Verbesserungen</text:p>
      <text:p text:style-name="P3"/>
      <text:p text:style-name="P3"/>
      <text:p text:style-name="P28"><text:span text:style-name="T28">[1F]<text:tab/></text:span><text:span text:style-name="T9">Bei den starken Expansionen, die der Onlinehandel in den letzten Jahren und Jahrzehnten gezeigt hat, stellt sich natürlich die Frage: Wieso? Wieso kaufen so viele Konsumenten nun online ein? Als Antwort kann man mehrere Gründe aufführen. In erster Linie wäre da der preisliche Vorteil, der durch geringere Fixkosten im Vergleich zum stationären Handel, da beispielsweise der Standortfaktor keine Rolle spielt und so das Unternehmen Standorte mit billigeren Mieten außerhalb von Städten wählen kann. </text:span><text:span text:style-name="T22">Dieser Faktor hat besonders bei wenig solventen </text:span><text:span text:style-name="T30">Käufern</text:span><text:span text:style-name="T22"> einen hohen einfluss, zu denen größtenteils Personen der</text:span><text:span text:style-name="T9"> Generation Z </text:span><text:span text:style-name="T22">zählen, also alle derzeitigen Kinder, Jugendlichen bis erwachsenen im Alter von 23 Jahren. Dass diese nun vermehrt online bestellen, hat</text:span><text:span text:style-name="T9"> sich auch in unserer Schülerumfrage bestätigt hat – </text:span><text:span text:style-name="T13">64% der schüler, die sich als preissensible bezeichneten, bevorzugten den onlinehandel gegenüber dem stationren; bei den schülern die sich nicht als preissensibel sahen lag diese zahl bei gerade einmal</text:span><text:span text:style-name="T9"> </text:span><text:span text:style-name="T10">43</text:span><text:span text:style-name="T9">%. </text:span><text:span text:style-name="T10">Zudem kann man weitere Vorteile feststellen, die vorallem für jugendliche attraktiv sind: Einerseits die Bequemlichkeit und der zeitliche Vorteil</text:span></text:p>
      <text:p text:style-name="P29"><text:span text:style-name="T10">B</text:span><text:span text:style-name="T22">esonders im ländlichen Bereich liegen Einkaufsmöglichkeiten oft kilometerweit entfernt – </text:span><text:span text:style-name="T23">Insbeso</text:span><text:span text:style-name="T24">ndere für Jugendliche ist daws ein Problem – Klar kann man mal mit der Familie einkaufen gehen oder mit dem Bus fahren, also unmöglich ist es nicht, aber umständlich. Und selbst für die, die bereits die Fahrprüfung hinter sich haben kostet es immer noch Zeit und Geld, stationär einzukaufen. Außerdem ist nicht immer das gewünschte Produkt stationär verfügbar, wodurch man teilweise mit leeren händen nach hause geht.</text:span></text:p>
      <text:p text:style-name="P30"><text:span text:style-name="T4">Zudem gibt es beim Onlinehandel eine deutlich größere auswahl bis auf den Käufer angepasste Produkte wie selbst bedruckte tshirts. Das genze wird ermöglicht durch die tatsache, dass viele Onlinehändler paralel ihre Produkte anbieten. Online ist die nächste Website nur einen klick entfernt, aber stationär lohn es sich nur selten, mehrere Händler auf der Suche nach dem besten Produkt zu besuchen. Durch diese große auswahl hat sich bei einigen Online-Käufern ein komplett neues Konsumverhalten entwickelt: </text:span><text:span text:style-name="T25">Vom stationären Handel ist es üblich, erst den anbieter, danach das zu kaufende produkt auszuwählen, jedoch hat der onlinehandel dieses verhalten invertiert. Online-Käufer wählen meist nach eigener recherche das wunschprodukt, und sehen sich danach nach möglichen Verkaufern um.</text:span></text:p>
      <text:p text:style-name="P13">Neben diesen hauptvorteilen gibt natürlich auch eine reihe von argumenten gegen einen onlinekauf, einerseits wären da die vorteile des stationären handels, zu denen wir später kommen, aber es gibt auch moralische gründe, stationär zu kaufen.</text:p>
      <text:p text:style-name="P14"/>
      <text:p text:style-name="P31"><text:span text:style-name="T28">[2F]<text:tab/></text:span><text:span text:style-name="T11">Beispielsweise kaufen insbesondere über-50-jährige aus Gründen wie Umweltverschmutzung </text:span><text:span text:style-name="T34">nur </text:span><text:span text:style-name="T11">stationär. </text:span><text:span text:style-name="T26">Klingt ja auch logisch, mehr lieferwagen fahren umher, dementsprechend gibt es auch mehr emissionen. Jedoch muss vorallem auf dem land, um stationär einzukaufen, oft auch erst in eine stadt gefahren werden.</text:span><text:span text:style-name="T39"> </text:span><text:span text:style-name="T27">Jedoch könnte unter bestimmten Vorraussetzungen der Onlinehandel zu enormen Emissionseinsparungen führen – und zwar wenn lokale händler nebenbei ihre produkte zusätzlich versenden. Jedoch </text:span><text:span text:style-name="T28">ist diese Annahme, vorallem in der nähreen zukunft nicht realistisch.</text:span><text:span text:style-name="T11"> </text:span><text:span text:style-name="T41">Und da zurzeit Onlinehandel und stationäre Unternehmen paralel verkaufen, erhöht sich natürlich die </text:span><text:soft-page-break/><text:span text:style-name="T41">emissionsmenge. </text:span><text:span text:style-name="T26">Also können wir die These, dass der Onlinehandel d</text:span><text:span text:style-name="T29">er Umwelt schädigt</text:span><text:span text:style-name="T26">, verifizieren.</text:span><text:span text:style-name="T28"> </text:span><text:span text:style-name="T29">Auch wenn dieser ganze Onlinewandel insgesamt CO2-Emissionen erhöht, gibt es auch einige Teilgebiete, in denen das Gegenteil der Fall ist. Eines dieser Teilgebiete sind Hersteller - </text:span><text:span text:style-name="T12"><text:s/></text:span><text:span text:style-name="T29">Bei ihnen hat insbesondere in den letzten Jahren die Verkaufsstruktur von B2B zu B2C geändert, sie verkaufen also nun meist direkt an Konsumenten, anstatt einen Umweg über weitere Vertriebsformen zu wählen. </text:span><text:span text:style-name="T30">4:00</text:span></text:p>
      <text:p text:style-name="P3"/>
      <text:p text:style-name="P9"><text:span text:style-name="T56">[Toni]</text:span><text:span text:style-name="T50"> </text:span><text:span text:style-name="T1">...</text:span><text:span text:style-name="T49">durch corona verluste, macht diese aber mit b2c wieder wett</text:span></text:p>
      <text:p text:style-name="P9"/>
      <text:p text:style-name="P35"><text:span text:style-name="T51">[3F]<text:tab/></text:span><text:span text:style-name="T52">Jedoch verursactht dieser wandel zum direktverkauf probleme für bestimmte branchen des stationären handels: Händler wie mediamarkt oder saturn, die ihre produkte fast ausschließlich von herstellern beziehen, können so </text:span><text:span text:style-name="T53">durch den direktverkauf verdrängt werden. Als reaktion auf diese tatsache haben sich beispielsweise eben </text:span><text:span text:style-name="T51">diese beiden</text:span><text:span text:style-name="T53"> zusammengetan und die marke OK mit fokus auf geringe preise entwickelt. Zu</text:span><text:span text:style-name="T54">sätzlich zu</text:span><text:span text:style-name="T53"> dem Einfluss des direktverkaufes schadet auch der Onlinehandel zusätzlich dem stationären geschäft – bis auf einige außnahmen, wie dem FCMG-Produktgebiet. FCMG sind … Das ganze hat sich auch in unserer schülerumfrage bestätigt, im verglich zur elektronikbranche kauft nahezu kein schüler – die in dem alter bereits sehr Onlinehandels-affin sind - <text:s/>Nahrungsmittel online ein. Außerdem gibt es einen weiteren bereich, der kaum vom Onlinehandel beeinflusst wird: die Dienstleistungsbranche. Natürlich fanden über die letzten jahre durch die digitalisierung änderungen im arbeitsprozess statt, jedoch kann die gesamt branche allein durch das, was sie leistet, kaum abgel</text:span><text:span text:style-name="T54">ö</text:span><text:span text:style-name="T53">st werden. </text:span><text:span text:style-name="T50">Der Hauptverlierer der lezten Jahrezehnte bleibt somit der Großhandel, der durch den direktverkauf nicht mehr benötigt wird, und der stationäre Einzelhandel.</text:span></text:p>
      <text:p text:style-name="P36"/>
      <text:p text:style-name="P15"/>
      <text:p text:style-name="P15"/>
      <text:p text:style-name="P32"><text:span text:style-name="T32">[3F]<text:tab/></text:span><text:span text:style-name="T14">D</text:span><text:span text:style-name="T30">er Direktverkauf von Herstellern verursacht also immer mehr Probleme für stationäre Händler, und vielen ist das auch bewusst. Beispielsweise haben mediamarkt und saturn, die ihre produkte fast ausschließlich von herstellern beziehen, als reaktion nun ihre eigenmarke “OK” mit fokus auf geringe preise entwickelt. </text:span><text:span text:style-name="T31">Aber nicht nur der Direktverkauf schadet dem stationären Handel, sondern auch die steigende Zahl von Online-Verkäufen. </text:span><text:span text:style-name="T14">Dabei wird es nun für stationäre Händler wichtig, die stärken</text:span><text:span text:style-name="T31">gegenüber dem Onlinehandel</text:span><text:span text:style-name="T14"> richtig auszuspielen: </text:span><text:span text:style-name="T15">Da gibt es beispielsweise die beratung, die es online an sich nicht gibt – </text:span><text:span text:style-name="T31">Konsumenten des Onlinehandels müssen sich beispielsweise selber informieren, da bieten sich zb onlne-foren o. ä. An, jedoch nutzen diese ältere personen nur selten und kaufen dementsprechend mehr stationär. Zum anderen gibt es auch noch</text:span><text:span text:style-name="T15"> die direkte verfügbarkeit: der Kauf und reklamationspreozess ist viel schneller, zudem kann man das produkt direkt betrachten und an/ausprobieren. </text:span><text:span text:style-name="T31">Dieser Vorteil trifft auf alle Altersgruppen zu und macht so insbesondere stationäre Modegeschäfte attraktiv. Außerdem ist ein stationärer Kauf oft sicherer, vorallem im vergleich zum Onlinehandel. Im Internet kann man bei unvorsichtigem verhalten schnell opfer von betrug werden und sein produkt nicht erhalten. Auch gibt es online mehr Artikel mit schlechter qualität, da die Händlerreputation einen geringeren Einfluss als im stationären Bereich hat. </text:span><text:span text:style-name="T32">Das sind auch wieder Vorteile, die für ältere relevant sind, da sie</text:span><text:span text:style-name="T31"> meist aufgrund einer höheren Solvenz mehr Wert auf Qualität als einen geringen Preis legen </text:span><text:span text:style-name="T32">und tlw. Sich wenig mit Online-Bestellungen auskennen.</text:span></text:p>
      <text:p text:style-name="P16"/>
      <text:p text:style-name="P33"><text:span text:style-name="T15">W</text:span><text:span text:style-name="T32">enn man nun die Vorteile von Onlinehändlern mit denen des stationären Einzelhandels vergleicht, stellt man fest, dass insbesondere für jugendliche die des Onlinehandels klar überwiegen. Für über-50-jährige kann aber auch ein stationärer Kauf relevant sein. </text:span><text:span text:style-name="T33">Da man im ländlichen Bereich mit einem deutlich steigenden Altersdurchschnitt rechnet, stellt sich für stationäre Unternehmen natürlich die Frage, ob heutige Onlinekäufer mit steigendem Alter wieder zum stationären Handel wechseln. Und </text:span><text:span text:style-name="T34">das wird </text:span><text:span text:style-name="T33">wahrscheinlich nicht der fall sein. Einer der hauptgründe, dass ältere personen nicht online </text:span><text:soft-page-break/><text:span text:style-name="T33">einkaufen, ist dass sie kaum Erfahrungen mit dem Online-Bestellprozess gemacht haben. </text:span><text:span text:style-name="T34">Dementsprechend sollte der stationäre Einzelhandel weiter mit einer sinkenden Nachfrage rechnen.</text:span></text:p>
      <text:p text:style-name="P34"><text:span text:style-name="T34">J</text:span><text:span text:style-name="T36">edoch ist nicht der komplette stationäre Unternehmensbereich betroffen – biespielsweise werden Unternehmen, die viele Produkte der FCMG-Gütergruppe verkaufen, kaum durch die Entwicklungen der letzten Jahrzehnte beeinflusst. FCMG, Fast moving consumer goods, heißt so viel wie Schnellebige Konsumgüter, damit sind produkte wie </text:span><text:span text:style-name="T35">zb lebensmittel</text:span><text:span text:style-name="T36">. </text:span><text:span text:style-name="T35">Diese werden kaum online gekauft, was sich auch in inserer schülerumfrage bestätigt hat. 146 von 147 der befragten schüler gaben an, beim Kauf von Nahrungsmitteln den stationären Handel zu bevorzugen. In anderen Kategorien wie der Elektronikbranche oder bei Spielwaren überwiegt dagegen der Onlinehandel. </text:span><text:span text:style-name="T37">7:00</text:span></text:p>
      <text:p text:style-name="P17"/>
      <text:p text:style-name="P18">&gt;&gt;Toni: genaueres dazu, Dienstleistungssektor, ...</text:p>
      <text:p text:style-name="P19"/>
      <text:p text:style-name="P19"/>
      <text:p text:style-name="P19"/>
      <text:p text:style-name="P20"/>
      <text:p text:style-name="P20"/>
      <text:p text:style-name="P21"/>
      <text:p text:style-name="P32"><text:span text:style-name="T42">[Toni]</text:span><text:span text:style-name="T15"> </text:span><text:span text:style-name="T16">Da in ländlichen teilen deutschlands das durchschnittsalter auch in den nächsten jahren steigen soll, können stationäre unternehmen zumindest einige verluste vermeiden</text:span><text:span text:style-name="T15">. </text:span><text:span text:style-name="T16">Aufgrund ihrer Bedürfnisse kaufen diese kaum online ein, oftmals mit dem argument “dass arbeitsplätze verloren gehen, durch den verfall des stationären handels” </text:span></text:p>
      <text:p text:style-name="P22"/>
      <text:p text:style-name="P26"><text:span text:style-name="T38">[4F]<text:tab/></text:span><text:span text:style-name="T16">Und das </text:span><text:span text:style-name="T17">ist in erster Linie schwer zu beurteilen. Natürlich gehen Arbeitsplätze im stationären Bereich verloren, jedoch suchen Onlinehändler und Lieferdienste </text:span><text:span text:style-name="T18">dank wachsendem onlinehandel</text:span><text:span text:style-name="T17"> immer mehr arbeiter</text:span><text:span text:style-name="T16">. </text:span><text:span text:style-name="T18">Insgesamt bleibt also die Arbeitspltzzahl annährend gleich, jedoch können einerseits stationäre arbeitskräfte nicht einfach zu lieferdiensten o. ä. Wechseln, außerdem gibt es zunehmend probleme mit den arbeitsbedingungen der onlineriesen. </text:span><text:span text:style-name="T19">ZB hat sabrina apicella im rahmen ihrer studie die arbeitsbedingungen von leiharbeitern bei amazon untersucht. Sie beschrib sie als ständige überwac</text:span><text:span text:style-name="T20">h</text:span><text:span text:style-name="T19">ung und disziplinierung der beschäftigten. </text:span><text:span text:style-name="T20">Zusätzlich scheinen solche arbeitsverhältnisse auch bei anderen großen onlinehändlern keine außname zu sein, weshalb man die These “Der Onlinehandel schadet den Arbeitsverhältnissen insgesamt” verifizieren kann.</text:span></text:p>
      <text:p text:style-name="P23">Jedoch gibt es mittlerweile einen viel einflussreicheren faktor in diesem gebiet: corona. </text:p>
      <text:p text:style-name="P23"/>
      <text:p text:style-name="P38"><text:span text:style-name="T38">[5F]<text:tab/></text:span><text:span text:style-name="T40">Stationäre Unternehmen insbesondere in der Dienstleistungsbranche fahren durch den virus enorme verluste ein, stehen teilweise vor der insolvenz, da sie aufgrund von gesetzlichen schließungen keinen umsatz auf konstanten fixkosten machen können. Von diesem ganzen Dilemma bleiben nur Lebensmittelvertriebe verschont. Bei Onlinehändlern ist bzgl der Nachfrage jedoch das gegenteil der Fall: Sie steigt deutlich, beispielsweise stellte amazon im frühjahr 20 knapp 200 000 neue mitarbeiter ein, nebenbei sind aber in manchen Branchen die weltweiten Lieferketten eingeschränkt und Onlineversandhändler können nicht liefern. Laut einer umfrage des händlerbundes betrifft dieses phänomen etwa 15% der Onlineversandhändler und marktplätze.</text:span></text:p>
      <text:p text:style-name="P39"/>
      <text:p text:style-name="P27"><text:span text:style-name="T4">&gt;</text:span><text:span text:style-name="T38">&gt;</text:span><text:span text:style-name="T4"> toni, statistiken?, </text:span><text:span text:style-name="T21">entwicklungen der letzten wochen – aber nicht DI</text:span></text:p>
      <text:p text:style-name="P10"/>
      <text:p text:style-name="P11">Schluss:</text:p>
      <text:p text:style-name="P12">Obwohl schleusingen einige attraktive stellen für unternehmen bietet, werden in den nächsten monaten wahrscheinlich keine neuen stationären Vertriebe eröffnen, da die gefahr von enormen verlusten durch gesetzliche schließungen ständig präsent ist. Insbesondere das entstehen von mutationen des coronavirus stellt eine große gefahr dar: Verbreitet sich eine neuartige mutation in deutschland, helfen <text:soft-page-break/>die lange erwarteten impfstoffe auch nicht, was weitere und längere Zwangsschlißungen bewirken kann.</text:p>
      <text:p text:style-name="P5"/>
      <text:p text:style-name="P5"/>
      <text:p text:style-name="P5">2.3</text:p>
      <text:p text:style-name="P4">Aber wieso haben die Onlinekäufe in den letzten Jahren so stark zugenommen? Geringe Preise, junge sehr preissensibel, umfrage statistik, online geringere kostenstrukturen zb miete, standortfaktor unwichtig, neues konsumverhalten: persöhnlicher eindruck durch rezensionen vgl. Stationär, nur Produktwert pro preis <text:span text:style-name="T43">wichtiger als händlerreputation</text:span>; strukturiell: bequemer, mehr auswahl <text:span text:style-name="T44">bis auf käufer angepasste produkte vgl. tshirts</text:span>, zeitlicher vorteil; </text:p>
      <text:p text:style-name="P5">2.4</text:p>
      <text:p text:style-name="P4">gibt auch leute die aus überzeugung nicht online einkaufen, zb um stationären handel zu schützen oder umweltbelastung, modellrechnung, weiterführung, wird aber in absehbarer zukunft weiter zu co2-erhöhung führen, die preise sh c02 steuer wieder <text:s/>in die höhe treiben könnte, evt abflachung online</text:p>
      <text:p text:style-name="P6">&gt; was aber Emissionstechnisch eine gute entwicklung der letzten jahre ist ist die vertriebsstruktur von herstellern. Wandel ansprechen, corona, wandel</text:p>
      <text:p text:style-name="P6"/>
      <text:p text:style-name="P6">4.1</text:p>
      <text:p text:style-name="P6">b2c schlecht für viele händler, außer FCMG<text:span text:style-name="T46">(+def)</text:span> <text:span text:style-name="T45">und</text:span> dienstleistungssektor, zu den wir später genauer kommen, kaum von online beeinflusst, aber arbeitstechnische änderungen; stationärer handel als hauptverlierer. <text:span text:style-name="T47">Fahrt-problem vorteil onlinehandel</text:span>; <text:span text:style-name="T45">siehe umfrage zu FCMG; </text:span></text:p>
      <text:p text:style-name="P8">offline hat aber vorteile: beratung<text:span text:style-name="T48">(anderes konsumverhalten online)</text:span>, direkte verfügbarkeit bei wichtigerem, “feeling”… st für ältere relevant, evt für heutige jüngere in 20 jahren auch?, ältere wenig preissensibel: umfrage, alter in großstädten konst – auf land steigend → auf dauer ist eine orientierung auf ältere nicht vorteilhaft</text:p>
      <text:p text:style-name="P8"/>
      <text:p text:style-name="P25"><text:span text:style-name="T8">4.</text:span><text:span text:style-name="T7">3</text:span><text:span text:style-name="T8"> stationärer handel </text:span><text:span text:style-name="T6">insolvenzen, aber online braucht mehr arbeiter, experten schätzen leichtes plus, aber schlechte arbeitsverhältnisse, </text:span><text:span text:style-name="T7">konsumenten weichen auf online aus(umfrage)</text:span></text:p>
      <text:p text:style-name="P24"><text:span text:style-name="T6">4.</text:span><text:span text:style-name="T7">4</text:span><text:span text:style-name="T6"> ganze situation durch corona extremisiert, amazon stellt 100000ende mitarbeiter ein, während U wie böhm fertrigungstechnik insolvenz anmelden, vorallem situation der letzten wochen</text:span></text:p>
      <text:p text:style-name="P7"/>
      <text:p text:style-name="P7">5.1 Obwohl wir besonders gute gebiete für läden herausfinden konnten, ist es für viele wahrscheinlich nicht ein guter zeitpunkt um ein geschäft zu eröffenen, je nach den corona folgen wird es erst bei geringeren staatlichen maßnahmen sinnvoll für meiste händler; <text:span text:style-name="T46">mutation und chance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15T15:33:15.099374270</meta:creation-date>
    <dc:date>2021-01-20T21:25:56.518590472</dc:date>
    <meta:editing-duration>PT14H8M14S</meta:editing-duration>
    <meta:editing-cycles>30</meta:editing-cycles>
    <meta:generator>LibreOffice/6.4.7.2$Linux_X86_64 LibreOffice_project/40$Build-2</meta:generator>
    <meta:document-statistic meta:table-count="0" meta:image-count="0" meta:object-count="0" meta:page-count="4" meta:paragraph-count="37" meta:word-count="1801" meta:character-count="13334" meta:non-whitespace-character-count="11544"/>
  </office:meta>
</office:document-meta>
</file>